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9.7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7.118cm" svg:x2="10.202cm" svg:y2="8.029cm" draw:start-shape="id1" draw:start-glue-point="8" draw:end-shape="id2" draw:end-glue-point="4" svg:d="M10202 7118v911">
          <text:p/>
        </draw:connector>
        <draw:custom-shape draw:style-name="gr1" draw:text-style-name="P2" xml:id="id1" draw:id="id1" draw:layer="layout" svg:width="0.889cm" svg:height="0.889cm" svg:x="9.7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0.202cm" svg:y2="6.229cm" draw:start-shape="id3" draw:start-glue-point="8" draw:end-shape="id1" draw:end-glue-point="4" svg:d="M10202 5318v911">
          <text:p/>
        </draw:connector>
        <draw:custom-shape draw:style-name="gr1" draw:text-style-name="P2" xml:id="id4" draw:id="id4" draw:layer="layout" svg:width="0.889cm" svg:height="0.889cm" svg:x="11.5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647cm" svg:y1="8.473cm" svg:x2="11.558cm" svg:y2="8.473cm" draw:start-shape="id2" draw:start-glue-point="10" draw:end-shape="id4" draw:end-glue-point="6" svg:d="M10647 8473h911">
          <text:p/>
        </draw:connector>
        <draw:custom-shape draw:style-name="gr1" draw:text-style-name="P2" xml:id="id5" draw:id="id5" draw:layer="layout" svg:width="0.889cm" svg:height="0.889cm" svg:x="9.758cm" svg:y="9.8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889cm" svg:height="0.889cm" svg:x="9.758cm" svg:y="13.4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9.758cm" svg:y="11.6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10.718cm" svg:x2="10.202cm" svg:y2="11.629cm" draw:start-shape="id5" draw:start-glue-point="8" draw:end-shape="id6" draw:end-glue-point="4" svg:d="M10202 10718v911">
          <text:p/>
        </draw:connector>
        <draw:custom-shape draw:style-name="gr1" draw:text-style-name="P2" xml:id="id18" draw:id="id18" draw:layer="layout" svg:width="0.889cm" svg:height="0.889cm" svg:x="9.758cm" svg:y="15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889cm" svg:height="0.889cm" svg:x="11.558cm" svg:y="9.8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889cm" svg:height="0.889cm" svg:x="11.558cm" svg:y="13.4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02cm" svg:y1="12.518cm" svg:x2="12.002cm" svg:y2="13.429cm" draw:start-shape="id7" draw:start-glue-point="8" draw:end-shape="id8" draw:end-glue-point="4" svg:d="M12002 12518v911">
          <text:p/>
        </draw:connector>
        <draw:custom-shape draw:style-name="gr1" draw:text-style-name="P2" xml:id="id7" draw:id="id7" draw:layer="layout" svg:width="0.889cm" svg:height="0.889cm" svg:x="11.558cm" svg:y="11.6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02cm" svg:y1="10.718cm" svg:x2="12.002cm" svg:y2="11.629cm" draw:start-shape="id9" draw:start-glue-point="8" draw:end-shape="id7" draw:end-glue-point="4" svg:d="M12002 10718v911">
          <text:p/>
        </draw:connector>
        <draw:custom-shape draw:style-name="gr1" draw:text-style-name="P2" xml:id="id19" draw:id="id19" draw:layer="layout" svg:width="0.889cm" svg:height="0.889cm" svg:x="11.558cm" svg:y="15.2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89cm" svg:height="0.889cm" svg:x="13.358cm" svg:y="9.8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89cm" svg:height="0.889cm" svg:x="13.358cm" svg:y="13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802cm" svg:y1="12.518cm" svg:x2="13.802cm" svg:y2="13.429cm" draw:start-shape="id10" draw:start-glue-point="8" draw:end-shape="id11" draw:end-glue-point="4" svg:d="M13802 12518v911">
          <text:p/>
        </draw:connector>
        <draw:custom-shape draw:style-name="gr1" draw:text-style-name="P2" xml:id="id10" draw:id="id10" draw:layer="layout" svg:width="0.889cm" svg:height="0.889cm" svg:x="13.358cm" svg:y="11.6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802cm" svg:y1="10.718cm" svg:x2="13.802cm" svg:y2="11.629cm" draw:start-shape="id12" draw:start-glue-point="8" draw:end-shape="id10" draw:end-glue-point="4" svg:d="M13802 10718v911">
          <text:p/>
        </draw:connector>
        <draw:custom-shape draw:style-name="gr1" draw:text-style-name="P2" xml:id="id20" draw:id="id20" draw:layer="layout" svg:width="0.889cm" svg:height="0.889cm" svg:x="13.358cm" svg:y="15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89cm" svg:height="0.889cm" svg:x="7.958cm" svg:y="9.8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889cm" svg:height="0.889cm" svg:x="7.958cm" svg:y="13.4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889cm" svg:height="0.889cm" svg:x="7.958cm" svg:y="11.6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02cm" svg:y1="10.718cm" svg:x2="8.402cm" svg:y2="11.629cm" draw:start-shape="id13" draw:start-glue-point="8" draw:end-shape="id14" draw:end-glue-point="4" svg:d="M8402 10718v911">
          <text:p/>
        </draw:connector>
        <draw:custom-shape draw:style-name="gr1" draw:text-style-name="P2" xml:id="id16" draw:id="id16" draw:layer="layout" svg:width="0.889cm" svg:height="0.889cm" svg:x="7.958cm" svg:y="15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02cm" svg:y1="14.318cm" svg:x2="8.402cm" svg:y2="15.229cm" draw:start-shape="id15" draw:start-glue-point="8" draw:end-shape="id16" draw:end-glue-point="4" svg:d="M8402 14318v911">
          <text:p/>
        </draw:connector>
        <draw:connector draw:style-name="gr2" draw:text-style-name="P1" draw:layer="layout" draw:type="curve" svg:x1="7.958cm" svg:y1="12.073cm" svg:x2="7.958cm" svg:y2="15.673cm" draw:start-shape="id14" draw:start-glue-point="6" draw:end-shape="id16" draw:end-glue-point="6" svg:d="M7958 12073c-753 0-753 3600 0 3600">
          <text:p/>
        </draw:connector>
        <draw:connector draw:style-name="gr2" draw:text-style-name="P1" draw:layer="layout" draw:type="line" svg:x1="10.202cm" svg:y1="14.318cm" svg:x2="10.202cm" svg:y2="15.229cm" draw:start-shape="id17" draw:start-glue-point="8" draw:end-shape="id18" draw:end-glue-point="4" svg:d="M10202 14318v911">
          <text:p/>
        </draw:connector>
        <draw:connector draw:style-name="gr2" draw:text-style-name="P1" draw:layer="layout" draw:type="curve" svg:x1="9.758cm" svg:y1="10.273cm" svg:x2="9.758cm" svg:y2="15.673cm" draw:start-shape="id5" draw:start-glue-point="6" draw:end-shape="id18" draw:end-glue-point="6" svg:d="M9758 10273c-753 0-753 5400 0 5400">
          <text:p/>
        </draw:connector>
        <draw:connector draw:style-name="gr2" draw:text-style-name="P1" draw:layer="layout" draw:type="line" svg:x1="12.002cm" svg:y1="14.318cm" svg:x2="12.002cm" svg:y2="15.229cm" draw:start-shape="id8" draw:start-glue-point="8" draw:end-shape="id19" draw:end-glue-point="4" svg:d="M12002 14318v911">
          <text:p/>
        </draw:connector>
        <draw:connector draw:style-name="gr2" draw:text-style-name="P1" draw:layer="layout" draw:type="curve" svg:x1="11.558cm" svg:y1="12.073cm" svg:x2="11.558cm" svg:y2="15.673cm" draw:start-shape="id7" draw:start-glue-point="6" draw:end-shape="id19" draw:end-glue-point="6" svg:d="M11558 12073c-753 0-753 3600 0 3600">
          <text:p/>
        </draw:connector>
        <draw:connector draw:style-name="gr2" draw:text-style-name="P1" draw:layer="layout" draw:type="line" svg:x1="13.802cm" svg:y1="14.318cm" svg:x2="13.802cm" svg:y2="15.229cm" draw:start-shape="id11" draw:start-glue-point="8" draw:end-shape="id20" draw:end-glue-point="4" svg:d="M13802 14318v911">
          <text:p/>
        </draw:connector>
        <draw:connector draw:style-name="gr2" draw:text-style-name="P1" draw:layer="layout" draw:type="curve" svg:x1="13.358cm" svg:y1="12.073cm" svg:x2="13.358cm" svg:y2="15.673cm" draw:start-shape="id10" draw:start-glue-point="6" draw:end-shape="id20" draw:end-glue-point="6" svg:d="M13358 12073c-753 0-753 3600 0 3600">
          <text:p/>
        </draw:connector>
        <draw:connector draw:style-name="gr2" draw:text-style-name="P1" draw:layer="layout" draw:type="curve" svg:x1="14.247cm" svg:y1="10.273cm" svg:x2="14.247cm" svg:y2="13.873cm" draw:start-shape="id12" draw:start-glue-point="10" draw:end-shape="id11" draw:end-glue-point="10" svg:d="M14247 10273c750 0 750 3600 0 3600">
          <text:p/>
        </draw:connector>
        <draw:connector draw:style-name="gr2" draw:text-style-name="P1" draw:layer="layout" draw:type="curve" svg:x1="14.247cm" svg:y1="10.273cm" svg:x2="14.247cm" svg:y2="15.673cm" draw:start-shape="id12" draw:start-glue-point="10" draw:end-shape="id20" draw:end-glue-point="10" svg:d="M14247 10273c750 0 750 5400 0 5400">
          <text:p/>
        </draw:connector>
        <draw:frame draw:style-name="gr3" draw:text-style-name="P3" draw:layer="layout" svg:width="1.01cm" svg:height="0.772cm" svg:x="10.533cm" svg:y="8.628cm">
          <draw:text-box>
            <text:p><text:span text:style-name="T2">(a)</text:span></text:p>
          </draw:text-box>
        </draw:frame>
        <draw:frame draw:style-name="gr3" draw:text-style-name="P3" draw:layer="layout" svg:width="1.035cm" svg:height="0.772cm" svg:x="7.933cm" svg:y="16.028cm">
          <draw:text-box>
            <text:p><text:span text:style-name="T2">(b)</text:span></text:p>
          </draw:text-box>
        </draw:frame>
        <draw:frame draw:style-name="gr3" draw:text-style-name="P3" draw:layer="layout" svg:width="1.01cm" svg:height="0.772cm" svg:x="9.733cm" svg:y="16.028cm">
          <draw:text-box>
            <text:p><text:span text:style-name="T2">(c)</text:span></text:p>
          </draw:text-box>
        </draw:frame>
        <draw:frame draw:style-name="gr3" draw:text-style-name="P3" draw:layer="layout" svg:width="1.035cm" svg:height="0.772cm" svg:x="11.533cm" svg:y="16.028cm">
          <draw:text-box>
            <text:p><text:span text:style-name="T2">(d)</text:span></text:p>
          </draw:text-box>
        </draw:frame>
        <draw:frame draw:style-name="gr3" draw:text-style-name="P3" draw:layer="layout" svg:width="1.01cm" svg:height="0.772cm" svg:x="13.333cm" svg:y="16.028cm">
          <draw:text-box>
            <text:p><text:span text:style-name="T2">(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9-04T14:37:43.30</dc:date>
    <dc:creator>Loc Nguyen</dc:creator>
    <meta:editing-duration>PT59M20S</meta:editing-duration>
    <meta:editing-cycles>12</meta:editing-cycles>
    <meta:generator>OpenOffice/4.1.2$Win32 OpenOffice.org_project/412m3$Build-9782</meta:generator>
    <meta:document-statistic meta:object-count="44"/>
  </office:meta>
</office:document-meta>
</file>